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81d41a" draw:opacity="50%" draw:textarea-horizontal-align="justify" draw:textarea-vertical-align="middle" draw:auto-grow-height="false" fo:min-height="4.512cm" fo:min-width="8.707cm" draw:shadow-opacity="50%" loext:decorative="false"/>
    </style:style>
    <style:style style:name="gr2" style:family="graphic" style:parent-style-name="standard">
      <style:graphic-properties draw:fill="solid" draw:fill-color="#81d41a" draw:opacity="50%" draw:textarea-horizontal-align="justify" draw:textarea-vertical-align="middle" draw:auto-grow-height="false" fo:min-height="1.655cm" fo:min-width="2.357cm" draw:shadow-opacity="50%" loext:decorative="false"/>
    </style:style>
    <style:style style:name="gr3" style:family="graphic" style:parent-style-name="standard">
      <style:graphic-properties draw:fill="solid" draw:fill-color="#81d41a" draw:opacity="50%" draw:textarea-horizontal-align="justify" draw:textarea-vertical-align="middle" draw:auto-grow-height="false" fo:min-height="3.56cm" fo:min-width="7.12cm" draw:shadow-opacity="50%" loext:decorative="false"/>
    </style:style>
    <style:style style:name="gr4" style:family="graphic" style:parent-style-name="standard">
      <style:graphic-properties draw:fill="solid" draw:fill-color="#729fcf" draw:opacity="0%" draw:textarea-horizontal-align="justify" draw:textarea-vertical-align="middle" draw:auto-grow-height="false" fo:min-height="12.45cm" fo:min-width="10.295cm" draw:shadow-opacity="0%" loext:decorative="false"/>
    </style:style>
    <style:style style:name="gr5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1.655cm" fo:min-width="1.722cm" draw:shadow-opacity="50%" loext:decorative="false"/>
    </style:style>
    <style:style style:name="gr6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1.337cm" fo:min-width="2.357cm" draw:shadow-opacity="50%" loext:decorative="false"/>
    </style:style>
    <style:style style:name="gr7" style:family="graphic" style:parent-style-name="standard">
      <style:graphic-properties draw:fill="solid" draw:fill-color="#808080" draw:opacity="100%" draw:textarea-horizontal-align="justify" draw:textarea-vertical-align="middle" draw:auto-grow-height="false" fo:min-height="0.068cm" fo:min-width="0.77cm" draw:shadow-opacity="100%" loext:decorative="false"/>
    </style:style>
    <style:style style:name="gr8" style:family="graphic" style:parent-style-name="standard">
      <style:graphic-properties draw:fill="solid" draw:fill-color="#808080" draw:opacity="100%" draw:textarea-horizontal-align="justify" draw:textarea-vertical-align="middle" draw:auto-grow-height="false" fo:min-height="0cm" fo:min-width="1.405cm" draw:shadow-opacity="100%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0.385cm" fo:min-width="0.77cm" draw:shadow-opacity="50%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1.153cm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3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1.02cm" fo:min-width="0.135cm" draw:shadow-opacity="50%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1.33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0.77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094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1.729cm" loext:decorative="false"/>
      <style:paragraph-properties style:writing-mode="lr-tb"/>
    </style:style>
    <style:style style:name="gr20" style:family="graphic" style:parent-style-name="standard">
      <style:graphic-properties draw:fill="solid" draw:fill-color="#ff0000" draw:opacity="50%" draw:textarea-horizontal-align="justify" draw:textarea-vertical-align="middle" draw:auto-grow-height="false" fo:min-height="0.385cm" fo:min-width="0.135cm" draw:shadow-opacity="50%" loext:decorative="false"/>
    </style:style>
    <style:style style:name="gr21" style:family="graphic" style:parent-style-name="standard">
      <style:graphic-properties draw:fill="solid" draw:fill-color="#81d41a" draw:opacity="50%" draw:textarea-horizontal-align="justify" draw:textarea-vertical-align="middle" draw:auto-grow-height="false" fo:min-height="0.385cm" fo:min-width="0.136cm" draw:shadow-opacity="50%" loext:decorative="fals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495cm" loext:decorative="false"/>
      <style:paragraph-properties style:writing-mode="lr-tb"/>
    </style:style>
    <style:style style:name="gr24" style:family="graphic" style:parent-style-name="standard">
      <style:graphic-properties draw:opacity="100%" draw:textarea-horizontal-align="justify" draw:textarea-vertical-align="middle" draw:auto-grow-height="false" fo:min-height="1.337cm" fo:min-width="0cm" draw:shadow-opacity="100%" loext:decorative="false"/>
    </style:style>
    <style:style style:name="gr25" style:family="graphic" style:parent-style-name="standard">
      <style:graphic-properties draw:opacity="100%" draw:textarea-horizontal-align="justify" draw:textarea-vertical-align="middle" draw:auto-grow-height="false" fo:min-height="2.925cm" fo:min-width="0cm" draw:shadow-opacity="100%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305cm" loext:decorative="false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.068cm" fo:min-width="4.58cm" loext:decorative="false"/>
    </style:style>
    <style:style style:name="gr28" style:family="graphic" style:parent-style-name="standard">
      <style:graphic-properties draw:fill="solid" draw:fill-color="#729fcf" draw:opacity="0%" draw:textarea-horizontal-align="justify" draw:textarea-vertical-align="middle" draw:auto-grow-height="false" fo:min-height="5.465cm" fo:min-width="10.295cm" draw:shadow-opacity="0%" loext:decorative="fals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in-height="1.337cm" loext:decorative="false"/>
      <style:paragraph-properties style:writing-mode="lr-tb"/>
    </style:style>
    <style:style style:name="gr30" style:family="graphic" style:parent-style-name="standard">
      <style:graphic-properties draw:stroke="none" draw:fill="none" fo:min-height="0.578cm" loext:decorative="false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385cm" loext:decorative="false"/>
      <style:paragraph-properties style:writing-mode="lr-tb"/>
    </style:style>
    <style:style style:name="gr33" style:family="graphic" style:parent-style-name="standard">
      <style:graphic-properties draw:fill="solid" draw:fill-color="#ffff00" draw:opacity="50%" draw:textarea-horizontal-align="justify" draw:textarea-vertical-align="middle" draw:auto-grow-height="false" fo:min-height="0.385cm" fo:min-width="0.135cm" draw:shadow-opacity="50%" loext:decorative="false"/>
    </style:style>
    <style:style style:name="P1" style:family="paragraph">
      <loext:graphic-properties draw:fill="solid" draw:fill-color="#81d41a" draw:opacity="50%"/>
      <style:paragraph-properties fo:text-align="center"/>
    </style:style>
    <style:style style:name="P2" style:family="paragraph">
      <loext:graphic-properties draw:fill="solid" draw:fill-color="#729fcf" draw:opacity="0%"/>
      <style:paragraph-properties fo:text-align="center"/>
    </style:style>
    <style:style style:name="P3" style:family="paragraph">
      <loext:graphic-properties draw:fill="solid" draw:fill-color="#ff0000" draw:opacity="50%"/>
      <style:paragraph-properties fo:text-align="center"/>
    </style:style>
    <style:style style:name="P4" style:family="paragraph">
      <loext:graphic-properties draw:fill="solid" draw:fill-color="#808080" draw:opacity="100%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ffff00" draw:opacity="50%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loext:graphic-properties draw:fill="none" draw:fill-color="#ffffff"/>
      <style:paragraph-properties fo:text-align="end"/>
    </style:style>
    <style:style style:name="P11" style:family="paragraph">
      <loext:graphic-properties draw:fill="none"/>
    </style:style>
    <style:style style:name="P12" style:family="paragraph">
      <loext:graphic-properties draw:opacity="100%"/>
      <style:paragraph-properties fo:text-align="center"/>
    </style:style>
    <style:style style:name="P13" style:family="paragraph">
      <style:text-properties fo:font-size="10pt"/>
    </style:style>
    <style:style style:name="P14" style:family="paragraph">
      <loext:graphic-properties draw:fill="none" draw:fill-color="#ffffff"/>
      <style:text-properties fo:font-size="10pt"/>
    </style:style>
    <style:style style:name="P15" style:family="paragraph">
      <style:paragraph-properties fo:text-align="end"/>
      <style:text-properties fo:font-size="10p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/>
    </style:style>
    <style:style style:name="T1" style:family="text">
      <style:text-properties fo:font-size="10pt"/>
    </style:style>
    <style:style style:name="T2" style:family="text">
      <style:text-properties fo:font-size="16pt"/>
    </style:style>
    <style:style style:name="T3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207cm" svg:height="4.762cm" svg:x="24.495cm" svg:y="9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2.857cm" svg:height="1.905cm" svg:x="13.382cm" svg:y="12.7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7.62cm" svg:height="3.81cm" svg:x="27.035cm" svg:y="3.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0.795cm" svg:height="12.7cm" svg:x="24.177cm" svg:y="2.2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22cm" svg:height="1.905cm" svg:x="10.525cm" svg:y="7.6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22cm" svg:height="1.905cm" svg:x="10.525cm" svg:y="10.2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22cm" svg:height="1.905cm" svg:x="10.525cm" svg:y="12.74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22cm" svg:height="1.905cm" svg:x="10.525cm" svg:y="15.28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222cm" svg:height="1.905cm" svg:x="14.018cm" svg:y="7.66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.857cm" svg:height="1.587cm" svg:x="7.35cm" svg:y="2.90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7cm" svg:height="0.318cm" svg:x="1.952cm" svg:y="6.3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905cm" svg:height="0.1cm" svg:x="1.635cm" svg:y="6.08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.587cm" svg:y1="6.08cm" svg:x2="2.587cm" svg:y2="4.175cm">
          <text:p/>
        </draw:line>
        <draw:line draw:style-name="gr9" draw:text-style-name="P5" draw:layer="layout" svg:x1="2.587cm" svg:y1="4.175cm" svg:x2="7.667cm" svg:y2="4.175cm">
          <text:p/>
        </draw:line>
        <draw:custom-shape draw:style-name="gr10" draw:text-style-name="P6" draw:layer="layout" svg:width="1.27cm" svg:height="0.635cm" svg:x="4.175cm" svg:y="3.857cm">
          <text:p/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2.223cm" svg:height="1.403cm" svg:x="3.557cm" svg:y="5.645cm">
          <draw:text-box>
            <text:p>+12V LV</text:p>
            <text:p>Battery</text:p>
          </draw:text-box>
        </draw:frame>
        <draw:frame draw:style-name="gr11" draw:text-style-name="P7" draw:layer="layout" svg:width="2.54cm" svg:height="1.403cm" svg:x="3.54cm" svg:y="2.454cm">
          <draw:text-box>
            <text:p>LV Battery</text:p>
            <text:p>10A Fuse</text:p>
          </draw:text-box>
        </draw:frame>
        <draw:line draw:style-name="gr9" draw:text-style-name="P5" draw:layer="layout" svg:x1="9.89cm" svg:y1="4.175cm" svg:x2="11.16cm" svg:y2="4.175cm">
          <text:p/>
        </draw:line>
        <draw:line draw:style-name="gr9" draw:text-style-name="P5" draw:layer="layout" svg:x1="11.16cm" svg:y1="4.175cm" svg:x2="11.16cm" svg:y2="7.985cm">
          <text:p/>
        </draw:line>
        <draw:line draw:style-name="gr9" draw:text-style-name="P5" draw:layer="layout" svg:x1="7.667cm" svg:y1="4.175cm" svg:x2="9.89cm" svg:y2="3.222cm">
          <text:p/>
        </draw:line>
        <draw:custom-shape draw:style-name="gr12" draw:text-style-name="P8" draw:layer="layout" svg:width="0.317cm" svg:height="0.318cm" svg:x="9.739cm" svg:y="4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8cm" svg:height="0.317cm" svg:x="7.524cm" svg:y="4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857cm" svg:height="1.403cm" svg:x="7.35cm" svg:y="1.502cm">
          <draw:text-box>
            <text:p>LV Master</text:p>
            <text:p>Switch</text:p>
          </draw:text-box>
        </draw:frame>
        <draw:custom-shape draw:style-name="gr13" draw:text-style-name="P6" draw:layer="layout" svg:width="0.635cm" svg:height="1.27cm" svg:x="10.842cm" svg:y="4.81cm">
          <text:p/>
          <draw:enhanced-geometry svg:viewBox="0 0 21600 21600" draw:type="rectangle" draw:enhanced-path="M 0 0 L 21600 0 21600 21600 0 21600 0 0 Z N"/>
        </draw:custom-shape>
        <draw:frame draw:style-name="gr14" draw:text-style-name="P7" draw:layer="layout" svg:width="3.81cm" svg:height="1.905cm" svg:x="11.795cm" svg:y="4.492cm">
          <draw:text-box>
            <text:p>Shutdown</text:p>
            <text:p>5A Fuse</text:p>
          </draw:text-box>
        </draw:frame>
        <draw:line draw:style-name="gr9" draw:text-style-name="P5" draw:layer="layout" svg:x1="11.16cm" svg:y1="7.985cm" svg:x2="12.112cm" svg:y2="9.255cm">
          <text:p/>
        </draw:line>
        <draw:custom-shape draw:style-name="gr12" draw:text-style-name="P8" draw:layer="layout" svg:width="0.317cm" svg:height="0.318cm" svg:x="11.002cm" svg:y="9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8cm" svg:height="0.317cm" svg:x="10.999cm" svg:y="11.6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1.16cm" svg:y1="9.255cm" svg:x2="11.16cm" svg:y2="10.525cm">
          <text:p/>
        </draw:line>
        <draw:frame draw:style-name="gr15" draw:text-style-name="P10" draw:layer="layout" svg:width="2.54cm" svg:height="1.403cm" svg:x="8.015cm" svg:y="7.967cm">
          <draw:text-box>
            <text:p text:style-name="P9">Left Panel</text:p>
            <text:p text:style-name="P9">E-Stop</text:p>
          </draw:text-box>
        </draw:frame>
        <draw:frame draw:style-name="gr16" draw:text-style-name="P10" draw:layer="layout" svg:width="2.857cm" svg:height="1.979cm" svg:x="7.68cm" svg:y="10.207cm">
          <draw:text-box>
            <text:p text:style-name="P9">Brake Over Travel Switch</text:p>
          </draw:text-box>
        </draw:frame>
        <draw:custom-shape draw:style-name="gr12" draw:text-style-name="P8" draw:layer="layout" svg:width="0.317cm" svg:height="0.318cm" svg:x="10.999cm" svg:y="10.3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1.16cm" svg:y1="10.525cm" svg:x2="12.112cm" svg:y2="11.795cm">
          <text:p/>
        </draw:line>
        <draw:line draw:style-name="gr9" draw:text-style-name="P5" draw:layer="layout" svg:x1="11.16cm" svg:y1="11.795cm" svg:x2="11.16cm" svg:y2="13.065cm">
          <text:p/>
        </draw:line>
        <draw:custom-shape draw:style-name="gr12" draw:text-style-name="P8" draw:layer="layout" svg:width="0.317cm" svg:height="0.318cm" svg:x="10.994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1.16cm" svg:y1="14.335cm" svg:x2="11.16cm" svg:y2="15.605cm">
          <text:p/>
        </draw:line>
        <draw:line draw:style-name="gr9" draw:text-style-name="P5" draw:layer="layout" svg:x1="11.16cm" svg:y1="13.065cm" svg:x2="12.112cm" svg:y2="14.335cm">
          <text:p/>
        </draw:line>
        <draw:frame draw:style-name="gr17" draw:text-style-name="P10" draw:layer="layout" svg:width="1.905cm" svg:height="1.403cm" svg:x="8.662cm" svg:y="13.12cm">
          <draw:text-box>
            <text:p text:style-name="P9">Inertia Switch</text:p>
          </draw:text-box>
        </draw:frame>
        <draw:custom-shape draw:style-name="gr12" draw:text-style-name="P8" draw:layer="layout" svg:width="0.318cm" svg:height="0.317cm" svg:x="10.999cm" svg:y="12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8cm" svg:height="0.317cm" svg:x="10.991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8" draw:text-style-name="P10" draw:layer="layout" svg:width="2.223cm" svg:height="1.403cm" svg:x="8.267cm" svg:y="15.513cm">
          <draw:text-box>
            <text:p text:style-name="P9">Cockpit</text:p>
            <text:p text:style-name="P9">E-Stop</text:p>
          </draw:text-box>
        </draw:frame>
        <draw:line draw:style-name="gr9" draw:text-style-name="P5" draw:layer="layout" svg:x1="11.16cm" svg:y1="16.875cm" svg:x2="11.16cm" svg:y2="18.145cm">
          <text:p/>
        </draw:line>
        <draw:custom-shape draw:style-name="gr12" draw:text-style-name="P8" draw:layer="layout" svg:width="0.318cm" svg:height="0.317cm" svg:x="11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8cm" svg:height="0.317cm" svg:x="11cm" svg:y="16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1.16cm" svg:y1="15.605cm" svg:x2="12.112cm" svg:y2="16.875cm">
          <text:p/>
        </draw:line>
        <draw:line draw:style-name="gr9" draw:text-style-name="P5" draw:layer="layout" svg:x1="15.605cm" svg:y1="16.24cm" svg:x2="15.605cm" svg:y2="18.145cm">
          <text:p/>
        </draw:line>
        <draw:line draw:style-name="gr9" draw:text-style-name="P5" draw:layer="layout" svg:x1="15.605cm" svg:y1="13.7cm" svg:x2="15.605cm" svg:y2="15.922cm">
          <text:p/>
        </draw:line>
        <draw:frame draw:style-name="gr19" draw:text-style-name="P10" draw:layer="layout" svg:width="1.87cm" svg:height="1.979cm" svg:x="13.417cm" svg:y="12.791cm">
          <draw:text-box>
            <text:p text:style-name="P9">ECU</text:p>
            <text:p text:style-name="P9">Relay</text:p>
          </draw:text-box>
        </draw:frame>
        <draw:custom-shape draw:style-name="gr12" draw:text-style-name="P8" draw:layer="layout" svg:width="0.318cm" svg:height="0.317cm" svg:x="15.437cm" svg:y="7.8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8cm" svg:height="0.317cm" svg:x="15.442cm" svg:y="9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15.605cm" svg:y1="7.985cm" svg:x2="14.653cm" svg:y2="9.255cm">
          <text:p/>
        </draw:line>
        <draw:line draw:style-name="gr9" draw:text-style-name="P5" draw:layer="layout" svg:x1="15.605cm" svg:y1="9.255cm" svg:x2="15.605cm" svg:y2="13.382cm">
          <text:p/>
        </draw:line>
        <draw:frame draw:style-name="gr18" draw:text-style-name="P7" draw:layer="layout" svg:width="2.857cm" svg:height="1.403cm" svg:x="16.24cm" svg:y="7.852cm">
          <draw:text-box>
            <text:p>Right Panel E-Stop</text:p>
          </draw:text-box>
        </draw:frame>
        <draw:line draw:style-name="gr9" draw:text-style-name="P5" draw:layer="layout" svg:x1="11.16cm" svg:y1="18.145cm" svg:x2="15.605cm" svg:y2="18.145cm">
          <text:p/>
        </draw:line>
        <draw:line draw:style-name="gr9" draw:text-style-name="P5" draw:layer="layout" svg:x1="15.605cm" svg:y1="4.175cm" svg:x2="28.94cm" svg:y2="4.175cm">
          <text:p/>
        </draw:line>
        <draw:line draw:style-name="gr9" draw:text-style-name="P5" draw:layer="layout" svg:x1="15.605cm" svg:y1="4.175cm" svg:x2="15.605cm" svg:y2="7.985cm">
          <text:p/>
        </draw:line>
        <draw:custom-shape draw:style-name="gr20" draw:text-style-name="P3" draw:layer="layout" svg:width="0.635cm" svg:height="0.635cm" svg:x="14.335cm" svg:y="23.65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0.636cm" svg:height="0.635cm" svg:x="11.478cm" svg:y="23.659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3.81cm" svg:height="0.953cm" svg:x="14.97cm" svg:y="23.659cm">
          <draw:text-box>
            <text:p>Physical Switch</text:p>
          </draw:text-box>
        </draw:frame>
        <draw:frame draw:style-name="gr22" draw:text-style-name="P7" draw:layer="layout" svg:width="1.587cm" svg:height="0.953cm" svg:x="12.113cm" svg:y="23.659cm">
          <draw:text-box>
            <text:p>PCB</text:p>
          </draw:text-box>
        </draw:frame>
        <draw:frame draw:style-name="gr11" draw:text-style-name="P7" draw:layer="layout" svg:width="5.616cm" svg:height="1.403cm" svg:x="24.594cm" svg:y="1.341cm">
          <draw:text-box>
            <text:p>Accumulator Enclosure</text:p>
          </draw:text-box>
        </draw:frame>
        <draw:line draw:style-name="gr9" draw:text-style-name="P5" draw:layer="layout" svg:x1="28.94cm" svg:y1="3.857cm" svg:x2="28.94cm" svg:y2="4.492cm">
          <text:p/>
        </draw:line>
        <draw:line draw:style-name="gr9" draw:text-style-name="P5" draw:layer="layout" svg:x1="29.258cm" svg:y1="3.857cm" svg:x2="29.258cm" svg:y2="4.492cm">
          <text:p/>
        </draw:line>
        <draw:line draw:style-name="gr9" draw:text-style-name="P5" draw:layer="layout" svg:x1="29.258cm" svg:y1="4.175cm" svg:x2="32.115cm" svg:y2="4.175cm">
          <text:p/>
        </draw:line>
        <draw:line draw:style-name="gr9" draw:text-style-name="P5" draw:layer="layout" svg:x1="32.116cm" svg:y1="3.857cm" svg:x2="32.116cm" svg:y2="4.492cm">
          <text:p/>
        </draw:line>
        <draw:line draw:style-name="gr9" draw:text-style-name="P5" draw:layer="layout" svg:x1="32.433cm" svg:y1="3.857cm" svg:x2="32.433cm" svg:y2="4.492cm">
          <text:p/>
        </draw:line>
        <draw:line draw:style-name="gr9" draw:text-style-name="P5" draw:layer="layout" svg:x1="33.067cm" svg:y1="4.175cm" svg:x2="32.433cm" svg:y2="4.175cm">
          <text:p/>
        </draw:line>
        <draw:line draw:style-name="gr9" draw:text-style-name="P5" draw:layer="layout" svg:x1="33.067cm" svg:y1="4.175cm" svg:x2="33.067cm" svg:y2="8.302cm">
          <text:p/>
        </draw:line>
        <draw:frame draw:style-name="gr11" draw:text-style-name="P7" draw:layer="layout" svg:width="1.587cm" svg:height="1.403cm" svg:x="28.305cm" svg:y="4.492cm">
          <draw:text-box>
            <text:p>IMD</text:p>
            <text:p>Relay</text:p>
          </draw:text-box>
        </draw:frame>
        <draw:frame draw:style-name="gr11" draw:text-style-name="P7" draw:layer="layout" svg:width="1.587cm" svg:height="1.403cm" svg:x="31.48cm" svg:y="4.492cm">
          <draw:text-box>
            <text:p>AMS</text:p>
            <text:p>Relay</text:p>
          </draw:text-box>
        </draw:frame>
        <draw:frame draw:style-name="gr23" draw:text-style-name="P7" draw:layer="layout" svg:width="4.965cm" svg:height="0.827cm" svg:x="27.102cm" svg:y="2.757cm">
          <draw:text-box>
            <text:p>Low Voltage AMS PCB</text:p>
          </draw:text-box>
        </draw:frame>
        <draw:line draw:style-name="gr9" draw:text-style-name="P11" draw:layer="layout" svg:x1="15.287cm" svg:y1="13.382cm" svg:x2="15.922cm" svg:y2="13.382cm">
          <text:p/>
        </draw:line>
        <draw:line draw:style-name="gr9" draw:text-style-name="P11" draw:layer="layout" svg:x1="15.287cm" svg:y1="13.7cm" svg:x2="15.922cm" svg:y2="13.7cm">
          <text:p/>
        </draw:line>
        <draw:custom-shape draw:style-name="gr2" draw:text-style-name="P1" draw:layer="layout" svg:width="2.857cm" svg:height="1.905cm" svg:x="13.383cm" svg:y="15.287cm">
          <text:p/>
          <draw:enhanced-geometry svg:viewBox="0 0 21600 21600" draw:type="rectangle" draw:enhanced-path="M 0 0 L 21600 0 21600 21600 0 21600 0 0 Z N"/>
        </draw:custom-shape>
        <draw:frame draw:style-name="gr19" draw:text-style-name="P10" draw:layer="layout" svg:width="1.87cm" svg:height="1.979cm" svg:x="13.417cm" svg:y="15.331cm">
          <draw:text-box>
            <text:p text:style-name="P9">BSPD</text:p>
            <text:p text:style-name="P9">Relay</text:p>
          </draw:text-box>
        </draw:frame>
        <draw:line draw:style-name="gr9" draw:text-style-name="P11" draw:layer="layout" svg:x1="15.287cm" svg:y1="16.222cm" svg:x2="15.922cm" svg:y2="16.222cm">
          <text:p/>
        </draw:line>
        <draw:line draw:style-name="gr9" draw:text-style-name="P11" draw:layer="layout" svg:x1="15.287cm" svg:y1="15.922cm" svg:x2="15.922cm" svg:y2="15.922cm">
          <text:p/>
        </draw:line>
        <draw:custom-shape draw:style-name="gr24" draw:text-style-name="P12" draw:layer="layout" svg:width="0.317cm" svg:height="1.587cm" svg:x="34.972cm" svg:y="7.985cm">
          <text:p/>
          <draw:enhanced-geometry svg:viewBox="0 0 21600 21600" draw:type="rectangle" draw:enhanced-path="M 0 0 L 21600 0 21600 21600 0 21600 0 0 Z N"/>
        </draw:custom-shape>
        <draw:line draw:style-name="gr9" draw:text-style-name="P11" draw:layer="layout" svg:x1="33.067cm" svg:y1="8.302cm" svg:x2="38.465cm" svg:y2="8.302cm">
          <text:p/>
        </draw:line>
        <draw:line draw:style-name="gr9" draw:text-style-name="P11" draw:layer="layout" svg:x1="36.242cm" svg:y1="9.255cm" svg:x2="33.067cm" svg:y2="9.255cm">
          <text:p/>
        </draw:line>
        <draw:custom-shape draw:style-name="gr25" draw:text-style-name="P12" draw:layer="layout" svg:width="0.317cm" svg:height="3.175cm" svg:x="23.86cm" svg:y="3.54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2.539cm" svg:height="2.555cm" svg:x="34.973cm" svg:y="6.582cm">
          <draw:text-box>
            <text:p>TSMP Interlock</text:p>
          </draw:text-box>
        </draw:frame>
        <draw:custom-shape draw:style-name="gr6" draw:text-style-name="P3" draw:layer="layout" svg:width="2.857cm" svg:height="1.587cm" svg:x="35.925cm" svg:y="12.43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36.242cm" svg:y1="12.715cm" svg:x2="38.465cm" svg:y2="13.852cm">
          <text:p/>
        </draw:line>
        <draw:custom-shape draw:style-name="gr12" draw:text-style-name="P8" draw:layer="layout" svg:width="0.317cm" svg:height="0.318cm" svg:x="38.314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8" draw:layer="layout" svg:width="0.318cm" svg:height="0.317cm" svg:x="36.099cm" svg:y="12.5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857cm" svg:height="1.403cm" svg:x="35.925cm" svg:y="13.884cm">
          <draw:text-box>
            <text:p>TS Master</text:p>
            <text:p>Switch</text:p>
          </draw:text-box>
        </draw:frame>
        <draw:line draw:style-name="gr9" draw:text-style-name="P11" draw:layer="layout" svg:x1="38.465cm" svg:y1="8.302cm" svg:x2="38.465cm" svg:y2="12.747cm">
          <text:p/>
        </draw:line>
        <draw:line draw:style-name="gr9" draw:text-style-name="P11" draw:layer="layout" svg:x1="36.242cm" svg:y1="12.747cm" svg:x2="36.242cm" svg:y2="9.255cm">
          <text:p/>
        </draw:line>
        <draw:line draw:style-name="gr9" draw:text-style-name="P11" draw:layer="layout" svg:x1="22.59cm" svg:y1="5.127cm" svg:x2="26.4cm" svg:y2="5.127cm">
          <text:p/>
        </draw:line>
        <draw:line draw:style-name="gr9" draw:text-style-name="P11" draw:layer="layout" svg:x1="23.225cm" svg:y1="6.08cm" svg:x2="26.082cm" svg:y2="6.08cm">
          <text:p/>
        </draw:line>
        <draw:line draw:style-name="gr9" draw:text-style-name="P11" draw:layer="layout" svg:x1="33.067cm" svg:y1="9.255cm" svg:x2="26.4cm" svg:y2="9.255cm">
          <text:p/>
        </draw:line>
        <draw:line draw:style-name="gr9" draw:text-style-name="P11" draw:layer="layout" svg:x1="26.4cm" svg:y1="9.255cm" svg:x2="26.4cm" svg:y2="5.127cm">
          <text:p/>
        </draw:line>
        <draw:frame draw:style-name="gr11" draw:text-style-name="P7" draw:layer="layout" svg:width="5.616cm" svg:height="1.403cm" svg:x="24.177cm" svg:y="16.557cm">
          <draw:text-box>
            <text:p>HVD Enclosure</text:p>
          </draw:text-box>
        </draw:frame>
        <draw:custom-shape draw:style-name="gr24" draw:text-style-name="P12" draw:layer="layout" svg:width="0.317cm" svg:height="1.587cm" svg:x="23.86cm" svg:y="18.14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8" draw:layer="layout" svg:width="5.08cm" svg:height="0.318cm" svg:x="28.94cm" svg:y="17.19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" draw:layer="layout" svg:width="10.795cm" svg:height="5.715cm" svg:x="24.177cm" svg:y="17.509cm">
          <text:p/>
          <draw:enhanced-geometry svg:viewBox="0 0 21600 21600" draw:mirror-vertical="true" draw:type="rectangle" draw:enhanced-path="M 0 0 L 21600 0 21600 21600 0 21600 0 0 Z N"/>
        </draw:custom-shape>
        <draw:line draw:style-name="gr9" draw:text-style-name="P11" draw:layer="layout" svg:x1="23.225cm" svg:y1="6.08cm" svg:x2="23.225cm" svg:y2="18.462cm">
          <text:p/>
        </draw:line>
        <draw:line draw:style-name="gr9" draw:text-style-name="P11" draw:layer="layout" svg:x1="23.225cm" svg:y1="18.462cm" svg:x2="29.892cm" svg:y2="18.462cm">
          <text:p/>
        </draw:line>
        <draw:line draw:style-name="gr9" draw:text-style-name="P11" draw:layer="layout" svg:x1="30.21cm" svg:y1="19.415cm" svg:x2="30.21cm" svg:y2="16.875cm">
          <text:p/>
        </draw:line>
        <draw:line draw:style-name="gr9" draw:text-style-name="P11" draw:layer="layout" svg:x1="32.75cm" svg:y1="16.875cm" svg:x2="32.75cm" svg:y2="19.415cm">
          <text:p/>
        </draw:line>
        <draw:line draw:style-name="gr9" draw:text-style-name="P11" draw:layer="layout" svg:x1="30.21cm" svg:y1="19.415cm" svg:x2="22.59cm" svg:y2="19.415cm">
          <text:p/>
        </draw:line>
        <draw:line draw:style-name="gr9" draw:text-style-name="P11" draw:layer="layout" svg:x1="22.59cm" svg:y1="19.415cm" svg:x2="22.59cm" svg:y2="5.127cm">
          <text:p/>
        </draw:line>
        <draw:frame draw:style-name="gr11" draw:text-style-name="P7" draw:layer="layout" svg:width="5.616cm" svg:height="1.403cm" svg:x="29.892cm" svg:y="15.922cm">
          <draw:text-box>
            <text:p>HVD Interlock</text:p>
          </draw:text-box>
        </draw:frame>
        <draw:path draw:style-name="gr9" draw:text-style-name="P11" draw:layer="layout" svg:width="0.316cm" svg:height="0.316cm" svg:x="32.75cm" svg:y="20.367cm" svg:viewBox="0 0 317 317" svg:d="M0 0c317 0 317 158 317 158 0 0 0 159-317 159">
          <text:p/>
        </draw:path>
        <draw:path draw:style-name="gr9" draw:text-style-name="P11" draw:layer="layout" svg:width="0.316cm" svg:height="0.316cm" svg:x="32.75cm" svg:y="20.685cm" svg:viewBox="0 0 317 317" svg:d="M0 0c317 0 317 158 317 158 0 0 0 159-317 159">
          <text:p/>
        </draw:path>
        <draw:path draw:style-name="gr9" draw:text-style-name="P11" draw:layer="layout" svg:width="0.316cm" svg:height="0.316cm" svg:x="32.75cm" svg:y="21.002cm" svg:viewBox="0 0 317 317" svg:d="M0 0c317 0 317 158 317 158 0 0 0 159-317 159">
          <text:p/>
        </draw:path>
        <draw:path draw:style-name="gr9" draw:text-style-name="P11" draw:layer="layout" svg:width="0.316cm" svg:height="0.316cm" svg:x="32.75cm" svg:y="21.32cm" svg:viewBox="0 0 317 317" svg:d="M0 0c317 0 317 158 317 158 0 0 0 159-317 159">
          <text:p/>
        </draw:path>
        <draw:line draw:style-name="gr9" draw:text-style-name="P11" draw:layer="layout" svg:x1="32.75cm" svg:y1="19.415cm" svg:x2="32.75cm" svg:y2="20.367cm">
          <text:p/>
        </draw:line>
        <draw:line draw:style-name="gr9" draw:text-style-name="P11" draw:layer="layout" svg:x1="32.75cm" svg:y1="21.637cm" svg:x2="32.75cm" svg:y2="22.59cm">
          <text:p/>
        </draw:line>
        <draw:line draw:style-name="gr9" draw:text-style-name="P11" draw:layer="layout" svg:x1="32.432cm" svg:y1="22.59cm" svg:x2="33.067cm" svg:y2="22.59cm">
          <text:p/>
        </draw:line>
        <draw:line draw:style-name="gr9" draw:text-style-name="P11" draw:layer="layout" svg:x1="32.75cm" svg:y1="22.907cm" svg:x2="33.067cm" svg:y2="22.59cm">
          <text:p/>
        </draw:line>
        <draw:line draw:style-name="gr9" draw:text-style-name="P11" draw:layer="layout" svg:x1="32.432cm" svg:y1="22.59cm" svg:x2="32.75cm" svg:y2="22.907cm">
          <text:p/>
        </draw:line>
        <draw:frame draw:style-name="gr11" draw:text-style-name="P7" draw:layer="layout" svg:width="3.175cm" svg:height="1.403cm" svg:x="30.21cm" svg:y="20.367cm">
          <draw:text-box>
            <text:p>Discharge Relay Coil</text:p>
          </draw:text-box>
        </draw:frame>
        <draw:path draw:style-name="gr9" draw:text-style-name="P11" draw:layer="layout" svg:width="0.316cm" svg:height="0.316cm" svg:x="32.433cm" svg:y="11.795cm" svg:viewBox="0 0 317 317" svg:d="M0 0c317 0 317 158 317 158 0 0 0 159-317 159">
          <text:p/>
        </draw:path>
        <draw:path draw:style-name="gr9" draw:text-style-name="P11" draw:layer="layout" svg:width="0.316cm" svg:height="0.316cm" svg:x="32.433cm" svg:y="12.113cm" svg:viewBox="0 0 317 317" svg:d="M0 0c317 0 317 158 317 158 0 0 0 159-317 159">
          <text:p/>
        </draw:path>
        <draw:path draw:style-name="gr9" draw:text-style-name="P11" draw:layer="layout" svg:width="0.316cm" svg:height="0.316cm" svg:x="32.433cm" svg:y="12.43cm" svg:viewBox="0 0 317 317" svg:d="M0 0c317 0 317 158 317 158 0 0 0 159-317 159">
          <text:p/>
        </draw:path>
        <draw:path draw:style-name="gr9" draw:text-style-name="P11" draw:layer="layout" svg:width="0.316cm" svg:height="0.316cm" svg:x="32.433cm" svg:y="12.748cm" svg:viewBox="0 0 317 317" svg:d="M0 0c317 0 317 158 317 158 0 0 0 159-317 159">
          <text:p/>
        </draw:path>
        <draw:line draw:style-name="gr9" draw:text-style-name="P11" draw:layer="layout" svg:x1="32.433cm" svg:y1="13.065cm" svg:x2="32.433cm" svg:y2="14.018cm">
          <text:p/>
        </draw:line>
        <draw:line draw:style-name="gr9" draw:text-style-name="P11" draw:layer="layout" svg:x1="32.115cm" svg:y1="14.018cm" svg:x2="32.75cm" svg:y2="14.018cm">
          <text:p/>
        </draw:line>
        <draw:line draw:style-name="gr9" draw:text-style-name="P11" draw:layer="layout" svg:x1="32.433cm" svg:y1="14.335cm" svg:x2="32.75cm" svg:y2="14.018cm">
          <text:p/>
        </draw:line>
        <draw:line draw:style-name="gr9" draw:text-style-name="P11" draw:layer="layout" svg:x1="32.115cm" svg:y1="14.018cm" svg:x2="32.433cm" svg:y2="14.335cm">
          <text:p/>
        </draw:line>
        <draw:path draw:style-name="gr9" draw:text-style-name="P11" draw:layer="layout" svg:width="0.316cm" svg:height="0.316cm" svg:x="29.458cm" svg:y="11.795cm" svg:viewBox="0 0 317 317" svg:d="M0 0c317 0 317 158 317 158 0 0 0 159-317 159">
          <text:p/>
        </draw:path>
        <draw:path draw:style-name="gr9" draw:text-style-name="P11" draw:layer="layout" svg:width="0.316cm" svg:height="0.316cm" svg:x="29.458cm" svg:y="12.113cm" svg:viewBox="0 0 317 317" svg:d="M0 0c317 0 317 158 317 158 0 0 0 159-317 159">
          <text:p/>
        </draw:path>
        <draw:path draw:style-name="gr9" draw:text-style-name="P11" draw:layer="layout" svg:width="0.316cm" svg:height="0.316cm" svg:x="29.458cm" svg:y="12.43cm" svg:viewBox="0 0 317 317" svg:d="M0 0c317 0 317 158 317 158 0 0 0 159-317 159">
          <text:p/>
        </draw:path>
        <draw:path draw:style-name="gr9" draw:text-style-name="P11" draw:layer="layout" svg:width="0.316cm" svg:height="0.316cm" svg:x="29.458cm" svg:y="12.748cm" svg:viewBox="0 0 317 317" svg:d="M0 0c317 0 317 158 317 158 0 0 0 159-317 159">
          <text:p/>
        </draw:path>
        <draw:line draw:style-name="gr9" draw:text-style-name="P11" draw:layer="layout" svg:x1="29.458cm" svg:y1="13.065cm" svg:x2="29.458cm" svg:y2="14.018cm">
          <text:p/>
        </draw:line>
        <draw:line draw:style-name="gr9" draw:text-style-name="P11" draw:layer="layout" svg:x1="29.14cm" svg:y1="14.018cm" svg:x2="29.775cm" svg:y2="14.018cm">
          <text:p/>
        </draw:line>
        <draw:line draw:style-name="gr9" draw:text-style-name="P11" draw:layer="layout" svg:x1="29.458cm" svg:y1="14.335cm" svg:x2="29.775cm" svg:y2="14.018cm">
          <text:p/>
        </draw:line>
        <draw:line draw:style-name="gr9" draw:text-style-name="P11" draw:layer="layout" svg:x1="29.14cm" svg:y1="14.018cm" svg:x2="29.458cm" svg:y2="14.335cm">
          <text:p/>
        </draw:line>
        <draw:path draw:style-name="gr9" draw:text-style-name="P11" draw:layer="layout" svg:width="0.316cm" svg:height="0.316cm" svg:x="26.383cm" svg:y="11.795cm" svg:viewBox="0 0 317 317" svg:d="M0 0c317 0 317 158 317 158 0 0 0 159-317 159">
          <text:p/>
        </draw:path>
        <draw:path draw:style-name="gr9" draw:text-style-name="P11" draw:layer="layout" svg:width="0.316cm" svg:height="0.316cm" svg:x="26.383cm" svg:y="12.113cm" svg:viewBox="0 0 317 317" svg:d="M0 0c317 0 317 158 317 158 0 0 0 159-317 159">
          <text:p/>
        </draw:path>
        <draw:path draw:style-name="gr9" draw:text-style-name="P11" draw:layer="layout" svg:width="0.316cm" svg:height="0.316cm" svg:x="26.383cm" svg:y="12.43cm" svg:viewBox="0 0 317 317" svg:d="M0 0c317 0 317 158 317 158 0 0 0 159-317 159">
          <text:p/>
        </draw:path>
        <draw:path draw:style-name="gr9" draw:text-style-name="P11" draw:layer="layout" svg:width="0.316cm" svg:height="0.316cm" svg:x="26.383cm" svg:y="12.748cm" svg:viewBox="0 0 317 317" svg:d="M0 0c317 0 317 158 317 158 0 0 0 159-317 159">
          <text:p/>
        </draw:path>
        <draw:line draw:style-name="gr9" draw:text-style-name="P11" draw:layer="layout" svg:x1="26.383cm" svg:y1="13.065cm" svg:x2="26.383cm" svg:y2="14.018cm">
          <text:p/>
        </draw:line>
        <draw:line draw:style-name="gr9" draw:text-style-name="P11" draw:layer="layout" svg:x1="26.065cm" svg:y1="14.018cm" svg:x2="26.7cm" svg:y2="14.018cm">
          <text:p/>
        </draw:line>
        <draw:line draw:style-name="gr9" draw:text-style-name="P11" draw:layer="layout" svg:x1="26.383cm" svg:y1="14.335cm" svg:x2="26.7cm" svg:y2="14.018cm">
          <text:p/>
        </draw:line>
        <draw:line draw:style-name="gr9" draw:text-style-name="P11" draw:layer="layout" svg:x1="26.065cm" svg:y1="14.018cm" svg:x2="26.383cm" svg:y2="14.335cm">
          <text:p/>
        </draw:line>
        <draw:line draw:style-name="gr9" draw:text-style-name="P11" draw:layer="layout" svg:x1="29.457cm" svg:y1="10.207cm" svg:x2="29.457cm" svg:y2="11.795cm">
          <text:p/>
        </draw:line>
        <draw:line draw:style-name="gr9" draw:text-style-name="P11" draw:layer="layout" svg:x1="26.4cm" svg:y1="10.207cm" svg:x2="26.4cm" svg:y2="11.795cm">
          <text:p/>
        </draw:line>
        <draw:line draw:style-name="gr9" draw:text-style-name="P11" draw:layer="layout" svg:x1="32.432cm" svg:y1="10.207cm" svg:x2="32.432cm" svg:y2="10.842cm">
          <text:p/>
        </draw:line>
        <draw:line draw:style-name="gr9" draw:text-style-name="P11" draw:layer="layout" svg:x1="32.115cm" svg:y1="10.842cm" svg:x2="32.75cm" svg:y2="10.842cm">
          <text:p/>
        </draw:line>
        <draw:line draw:style-name="gr9" draw:text-style-name="P11" draw:layer="layout" svg:x1="32.115cm" svg:y1="11.16cm" svg:x2="32.75cm" svg:y2="11.16cm">
          <text:p/>
        </draw:line>
        <draw:line draw:style-name="gr9" draw:text-style-name="P11" draw:layer="layout" svg:x1="32.432cm" svg:y1="11.16cm" svg:x2="32.432cm" svg:y2="11.795cm">
          <text:p/>
        </draw:line>
        <draw:frame draw:style-name="gr19" draw:text-style-name="P14" draw:layer="layout" svg:width="2.539cm" svg:height="1.979cm" svg:x="24.496cm" svg:y="11.838cm">
          <draw:text-box>
            <text:p text:style-name="P13"><text:span text:style-name="T1">Negative AIR Coil</text:span></text:p>
          </draw:text-box>
        </draw:frame>
        <draw:line draw:style-name="gr9" draw:text-style-name="P11" draw:layer="layout" svg:x1="32.432cm" svg:y1="10.207cm" svg:x2="26.4cm" svg:y2="10.207cm">
          <text:p/>
        </draw:line>
        <draw:line draw:style-name="gr9" draw:text-style-name="P11" draw:layer="layout" svg:x1="26.082cm" svg:y1="6.08cm" svg:x2="26.082cm" svg:y2="10.207cm">
          <text:p/>
        </draw:line>
        <draw:line draw:style-name="gr9" draw:text-style-name="P11" draw:layer="layout" svg:x1="26.082cm" svg:y1="10.207cm" svg:x2="26.4cm" svg:y2="10.207cm">
          <text:p/>
        </draw:line>
        <draw:frame draw:style-name="gr29" draw:text-style-name="P14" draw:layer="layout" svg:width="2.222cm" svg:height="1.587cm" svg:x="30.528cm" svg:y="11.795cm">
          <draw:text-box>
            <text:p text:style-name="P13"><text:span text:style-name="T1">Positive AIR Coil</text:span></text:p>
          </draw:text-box>
        </draw:frame>
        <draw:frame draw:style-name="gr26" draw:text-style-name="P14" draw:layer="layout" svg:width="2.858cm" svg:height="2.555cm" svg:x="27.135cm" svg:y="11.795cm">
          <draw:text-box>
            <text:p text:style-name="P13"><text:span text:style-name="T1">Precharge Enable Coil</text:span></text:p>
          </draw:text-box>
        </draw:frame>
        <draw:frame draw:style-name="gr30" draw:text-style-name="P11" draw:layer="layout" svg:width="4.828cm" svg:height="0.828cm" svg:x="29.892cm" svg:y="9.255cm">
          <draw:text-box>
            <text:p>High Voltage PCB</text:p>
          </draw:text-box>
        </draw:frame>
        <draw:custom-shape draw:style-name="gr31" draw:text-style-name="P8" draw:layer="layout" svg:width="0.635cm" svg:height="0.635cm" svg:x="14.335cm" svg:y="22.706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4.762cm" svg:height="0.953cm" svg:x="14.97cm" svg:y="22.706cm">
          <draw:text-box>
            <text:p>Connector / Interlock</text:p>
          </draw:text-box>
        </draw:frame>
        <draw:line draw:style-name="gr9" draw:text-style-name="P5" draw:layer="layout" svg:x1="2.587cm" svg:y1="8.302cm" svg:x2="2.587cm" svg:y2="6.715cm">
          <text:p/>
        </draw:line>
        <draw:line draw:style-name="gr9" draw:text-style-name="P11" draw:layer="layout" svg:x1="2.27cm" svg:y1="8.302cm" svg:x2="2.905cm" svg:y2="8.302cm">
          <text:p/>
        </draw:line>
        <draw:line draw:style-name="gr9" draw:text-style-name="P11" draw:layer="layout" svg:x1="2.27cm" svg:y1="8.302cm" svg:x2="2.587cm" svg:y2="8.62cm">
          <text:p/>
        </draw:line>
        <draw:line draw:style-name="gr9" draw:text-style-name="P11" draw:layer="layout" svg:x1="2.905cm" svg:y1="8.302cm" svg:x2="2.587cm" svg:y2="8.62cm">
          <text:p/>
        </draw:line>
        <draw:frame draw:style-name="gr26" draw:text-style-name="P14" draw:layer="layout" svg:width="3.176cm" svg:height="2.555cm" svg:x="28.822cm" svg:y="10.375cm">
          <draw:text-box>
            <text:p text:style-name="P15"><text:span text:style-name="T1">Precharge</text:span></text:p>
            <text:p text:style-name="P15"><text:span text:style-name="T1">Done Relay</text:span></text:p>
          </draw:text-box>
        </draw:frame>
        <draw:frame draw:style-name="gr32" draw:text-style-name="P17" draw:layer="layout" svg:width="2.858cm" svg:height="0.827cm" svg:x="16.239cm" svg:y="12.747cm">
          <draw:text-box>
            <text:p text:style-name="P16">ECU PCB</text:p>
          </draw:text-box>
        </draw:frame>
        <draw:frame draw:style-name="gr32" draw:text-style-name="P17" draw:layer="layout" svg:width="2.858cm" svg:height="0.827cm" svg:x="16.24cm" svg:y="15.287cm">
          <draw:text-box>
            <text:p text:style-name="P16">BSPD PCB</text:p>
          </draw:text-box>
        </draw:frame>
        <draw:custom-shape draw:style-name="gr33" draw:text-style-name="P6" draw:layer="layout" svg:width="0.635cm" svg:height="0.635cm" svg:x="11.478cm" svg:y="22.706cm">
          <text:p/>
          <draw:enhanced-geometry svg:viewBox="0 0 21600 21600" draw:type="rectangle" draw:enhanced-path="M 0 0 L 21600 0 21600 21600 0 21600 0 0 Z N"/>
        </draw:custom-shape>
        <draw:frame draw:style-name="gr22" draw:text-style-name="P7" draw:layer="layout" svg:width="1.587cm" svg:height="0.953cm" svg:x="12.113cm" svg:y="22.706cm">
          <draw:text-box>
            <text:p>Fuse</text:p>
          </draw:text-box>
        </draw:frame>
        <draw:path draw:style-name="gr9" draw:text-style-name="P11" draw:layer="layout" svg:width="0.317cm" svg:height="0.621cm" draw:transform="rotate (1.5707963267949) translate (29.905cm 18.463cm)" svg:viewBox="0 0 318 622" svg:d="M0 0c318 0 318 311 318 311 0 0 0 311-318 311">
          <text:p/>
        </draw:path>
        <draw:line draw:style-name="gr9" draw:text-style-name="P11" draw:layer="layout" svg:x1="30.528cm" svg:y1="18.462cm" svg:x2="32.75cm" svg:y2="18.462cm">
          <text:p/>
        </draw:line>
        <draw:line draw:style-name="gr9" draw:text-style-name="P11" draw:layer="layout" svg:x1="30.21cm" svg:y1="16.875cm" svg:x2="32.75cm" svg:y2="16.875cm">
          <text:p/>
        </draw:line>
        <draw:frame draw:style-name="gr19" draw:text-style-name="P17" draw:layer="layout" svg:width="6.667cm" svg:height="1.979cm" svg:x="11.16cm" svg:y="20.367cm">
          <draw:text-box>
            <text:p text:style-name="P16">Note:</text:p>
            <text:p text:style-name="P16">- All wiring is yellow 20 AWG</text:p>
            <text:p text:style-name="P16">- PCB traces are 0.5 mm 1oz cu</text:p>
          </draw:text-box>
        </draw:frame>
        <draw:frame draw:style-name="gr19" draw:text-style-name="P17" draw:layer="layout" svg:width="8.255cm" svg:height="3.129cm" svg:x="1cm" svg:y="21.404cm">
          <draw:text-box>
            <text:p text:style-name="P16"><text:span text:style-name="T2">ZRE 2024 – Shutdown Loop Routing</text:span></text:p>
            <text:p text:style-name="P16"><text:span text:style-name="T3">Accumulator in Vehicle</text:span></text:p>
            <text:p text:style-name="P16"><text:span text:style-name="T3">5/15/20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" svg:font-family="'Noto Serif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fo:wrap-option="wrap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.64cm" fo:page-height="2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19:12:48.168842890</meta:creation-date>
    <dc:date>2024-05-15T18:35:23.619692477</dc:date>
    <meta:editing-duration>PT23H21M26S</meta:editing-duration>
    <meta:editing-cycles>106</meta:editing-cycles>
    <meta:generator>LibreOffice/7.6.5.2$Linux_X86_64 LibreOffice_project/60$Build-2</meta:generator>
    <meta:print-date>2024-05-15T18:35:33.533018542</meta:print-date>
    <meta:printed-by>PDF files</meta:printed-by>
    <meta:document-statistic meta:object-count="167"/>
  </office:meta>
</office:document-meta>
</file>